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9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9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9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4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9">
            <calcext:condition calcext:apply-style-name="Error" calcext:value="duplicate" calcext:base-cell-address="list.B3"/>
          </calcext:conditional-format>
          <calcext:conditional-format calcext:target-range-address="list.C3:list.C319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14"/>
          <table:table-cell table:style-name="ce165"/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/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8:list.C299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 style:data-style-name="N2" text:time-value="10:26:14.6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8T10:30:01.053000000</dc:date>
    <meta:editing-duration>P2DT22H56M26S</meta:editing-duration>
    <meta:editing-cycles>1143</meta:editing-cycles>
    <meta:document-statistic meta:table-count="4" meta:cell-count="368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